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ontynuacje mają zawsze ten problem, że dźwigają na barkach ciężar sporych oczekiwań. Czasami, jak na przykład przy starym, dobrym Baldur’s Gate II, oczekiwany produkt okazuje się być jeszcze lepszy niż początkowo zakładano, przerastając swojego poprzednika w każdym aspekcie. Innymi razy, na myśl przychodzi choćby niesławny “Nieśmiertelny II”, stwierdzenie “piekielny zawód” nie oddaje nawet części koszmaru, jaki muszą znosić fani marki. Jak na tle innych sequeli wypada druga część gry Pillars of Eternity?</text:p>
      <text:p text:style-name="P2"/>
      <text:p text:style-name="P2">Pierwsze Pillarsy wyszły w 2015 roku i zostały okrzyknięte powrotem do korzeni gatunku RPG. Izometryczny rzut kamery, ręcznie rysowane tła, epicka fabuła… nawet komunikat przy próbie wyjścia z danej lokacji pochodził z Baldur’s Gate’a (stare, dobre “Przed wyruszeniem w drogę należy zebrać drużynę” - niestety, PoE otrzymało u nas tylko lokalizację kinową). Jako widzący - osoba zdolna do interakcji z duszami innych - zwiedzaliśmy fascynujący świat Eory, starając się rozwikłać zagadkę tajemniczych wydarzeń mających miejsce w Wolnym Palatynacie Jelenioborza. Dzieci rodzące się bez duszy, starożytne spiski, niechęć społeczeństwa wobec badań nad duszami...</text:p>
      <text:p text:style-name="P2"/>
      <text:p text:style-name="P2">Ciężki jest jednak żywot bohatera i ciężko w nim o emeryturę. Po zmierzeniu się z &lt;spoiler&gt;, dowiedzeniu się że &lt;spoiler&gt; i &lt;spoiler&gt; nasz bohater zaszył się w swoim zamczysku w Caed Nua, wiodąc względnie spokojny los pana na włościach… przynajmniej do momentu gdy z podziemi jego twierdzy wychodzi potężny, kilkunastometrowy posąg z czystej adry (cennego materiału stanowiącego przewodnik dla dusz) opętany przez boga Eothasa, rozdeptuje wszystko i przy okazji wysysa dusze ze wszystkiego co żyje dookoła - w tym i kawałek naszej.</text:p>
      <text:p text:style-name="P2"/>
      <text:p text:style-name="P2">Wybór w tej sytuacji jest względnie prosty - możemy albo przejść resztką naszej duszy przez koło reinkarnacji (co bardzo szybko kończy grę) lub, jako herold Beratha, bóstwa życia i śmierci, ruszyć w pościg za kolosalnym posągiem. Sytuacja jest o tyle ciekawa, że jeszcze w jedynce dowiadywaliśmy się, bardzo szybko, że Eothas został uznany za zmarłego po zaatakowaniu go fantastyczną wersją bomby nuklearnej, i że jest jedną z “milszych” (czytaj, traktujących ludzi lepiej niż brud spod paznokci) postaci w panteonie Eory. Pościg za nim i odkrywanie tajemnicy skrywającej jego zamiary oraz powstanie z martwych stanowią główną oś fabuły. Całość toczy się na archipelagu Martwego Ognia, w którym nawet bez zbuntowanego bóstwa sytuacja znajduje się na skraju wojny - jak widać na nudę nasz bohater nie może narzekać. Zarówno zadania poboczne jak i wątek główny są nad wyraz przyjemne, choć pod koniec narzekałem na kilka rzeczy które mnie zdenerwowały w samej końcówce, i mimo kilku dziur w scenariuszu, muszę zaliczyć warstwę fabularną gry na plus.</text:p>
      <text:p text:style-name="P2"/>
      <text:p text:style-name="P2">Autorzy, rzucając nas na archipelag Martwego Ognia, udostępnili nam skrawek świata w którym walczy ze sobą kilka różnych stron konfliktu. Wzorowani na włoskich republikach Vailianie rywalizują z imperialistycznymi Rauatai, którzy należą do tego samego gatunku co rządzący archipelagiem Huana, a na wszystko nakładają się jeszcze piraci. Do tego dochodzi jeszcze kilka plemion, podfrakcji… postaci pobocznych i frakcji jest tu istne zatrzęsienie. Tę różnorodność odzwierciedlają postacie w naszej drużynie - od (mniej lub bardziej) wiernych wyznawców Eothasa, zaciekawionych czemu ich bóg zaczął rozdeptywać wszystko dookoła, przez piratów, agentów, wybrańców bóstw… Niestety, nie mogę powiedzieć by postacie za bardzo zapadły mi w pamięć. Muszę wręcz przyznać, że na początku nie mogłem uwierzyć, że wciska mi się takie coś na miejsce bohaterów z pierwszej części, których bardzo polubiłem. W tej kwestii z przykrością muszę stwierdzić, że jedynka wygrywa. </text:p>
      <text:p text:style-name="P2"/>
      <text:p text:style-name="P2">Podobnie jak w kilku nowoczesnych grach RPG - takich jak Mass Effect czy Wiedźmin - możliwe jest zaimportowanie stanu gry z pierwszej części. Biorąc pod uwagę zatrzęsienie wyborów jest to nawet wskazane - choć muszę przyznać z poczuciem zawodu, że kilka całkiem sporych decyzji nie zostało należycie odwzorowanych w kontynuacji. Dla tych którzy nie mają czego importować udostępniono prosty edytor, umożliwiający stworzenie wymarzonej historii dla swojego widzącego, ale po pierwsze - ukryto go w opcjach, zamiast na przykład umożliwić jego skorzystanie na początku gry (import postaci następuje w trakcie pierwszego dialogu, więc jeśli się to przegapiło to trzeba go dokończyć, wyjść z gry, stworzyć historię i rozpocząć wszystko od nowa), a po drugie - jest bardzo mało szczegółowy. Sam przeszedłem pierwszą część, ale przy zmianie komputera straciłem plik z zapisem stanu gry z końcówki i miałem trudności z przypominaniem sobie rzeczy, o które pytała mnie gra. Pomijając jednak te dwie rzeczy kontynuowanie historii jest bardzo przyjemne - miło czasem sobie przypomnieć co się robiło poprzednio, poznać konsekwencje swoich działań i tak dalej, nawet jeśli od czasu do czasu czujemy, że twórców było stać na wyciśnięcie jeszcze kilku-kilkunastu dodatkowych opisów.</text:p>
      <text:p text:style-name="P2"/>
      <text:p text:style-name="P2">Sama gra umiejętnie rozwija mechaniki z pierwszej części. Największe zmiany dotyczą tu przede wszystkim podróżowania - nie wybieramy już lokacji na mapie, tylko poruszamy się po niej całą drużyną, pieszo lub okrętem (bądź co bądź, akcja toczy się na archipelagu). Znacząco zwiększa to przyjemność z eksploracji i badania otoczenia - każda wysepka może być okazją do uzupełnienia zapasów wody czy jedzenia, można tam wpaść na zbiegów za których później dostaniemy okup itd. Rozbudowano też krótkie misje tekstowe z pierwszej części - teraz przy użyciu tej mechaniki będziemy między innymi toczyć bitwy, rozmawiać z bogami czy określać nasze zachowanie przy eksploracji. Do tego dodano podklasy, możliwość tworzenia postaci dwuklasowych (co prawda nieco utrudnia to rozwój postaci, ale zwiększa liczbę opcji dialogowych), od teraz można wybierać klasę postaci, które przyłączamy do drużyny, odrobinę zmodyfikowano mechanikę rzucania czarów czy korzystania z umiejętności… Wszystkiego jest więcej, wszystko jest lepsze niż było. Rewolucją bym tego nie nazwał - ale ewolucją jak najbardziej.</text:p>
      <text:p text:style-name="P2"/>
      <text:p text:style-name="P2">Jaka w grze jest grafika, każdy widzi. Mamy tu do czynienia ze starym, dobrym rzutem izometrycznym - tła są przepiękne (szczególnie na koniec. Każda scena w której pojawia się Eothas to małe arcydzieło), postacie szczegółowe, a efekty czarów efektowne. Najważniejsze jest to, że twórcom udało się stworzyć oprawę graficzną, która jest nie tylko bardzo ładna, ale i czytelna. Podobne wyrazy uznania należą im się również za oprawę dźwiękową - szczególnie za genialny pomysł dodania szant. W takich warunkach aż chce się zwiedzać, siekać i ratować świat.</text:p>
      <text:p text:style-name="P2"/>
      <text:p text:style-name="P2"/>
      <text:p text:style-name="P2">Kupiłem “Pillars of Eternity: Deadfire” przy premierze i z przykrością muszę stwierdzić, że gra została wydana ze sporą dawką bugów. Zacinające się zadania, znikające postacie, zbyt niski poziom trudności… cóż z tego, skoro i tak bawiłem się świetnie? Co więcej, twórcy zapowiedzieli już dwa dodatki fabularne, poświęcone rozwinięciu kilku motywów pobocznych które pojawiły się w grze. Do tego w wakacje ma wyjść duży patch. Każdy, kto polubił pierwszą część, stare Baldury lub Icewind Dale nie może przejść obojętnie obok tej gry. Polecam każdemu fanowi porządnych gier RPG.</text:p>
      <text:p text:style-name="P1"/>
      <text:p text:style-name="P1"><text:a xlink:type="simple" xlink:href="https://www.thefandomentals.com/wp-content/uploads/2018/03/Deadfire_Logo.jpg" text:style-name="Internet_20_link" text:visited-style-name="Visited_20_Internet_20_Link"><text:span text:style-name="T1">https://www.thefandomentals.com/wp-content/uploads/2018/03/Deadfire_Logo.jpg</text:span></text:a> - na górę</text:p>
      <text:p text:style-name="P1"/>
      <text:p text:style-name="P1"><text:a xlink:type="simple" xlink:href="https://cdn.discordapp.com/attachments/413086562595635201/457202664393015306/20180512201757_1.jpg" text:style-name="Internet_20_link" text:visited-style-name="Visited_20_Internet_20_Link"><text:span text:style-name="T1">https://cdn.discordapp.com/attachments/413086562595635201/457202664393015306/20180512201757_1.jpg</text:span></text:a></text:p>
      <text:p text:style-name="P1"/>
      <text:p text:style-name="P1"><text:a xlink:type="simple" xlink:href="https://cdn.discordapp.com/attachments/413086562595635201/457442110749278218/20180616091126_1.jpg" text:style-name="Internet_20_link" text:visited-style-name="Visited_20_Internet_20_Link"><text:span text:style-name="T1">https://cdn.discordapp.com/attachments/413086562595635201/457442110749278218/20180616091126_1.jpg</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1069" meta:character-count="7464" meta:non-whitespace-character-count="6406"/>
    <meta:generator>LibreOfficeDev/5.1.0.3$Linux_X86_64 LibreOffice_project/</meta:generator>
  </office:meta>
</office:document-meta>
</file>